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3382in" style:rel-column-width="13102*"/>
    </style:style>
    <style:style style:name="Tabela1.B" style:family="table-column">
      <style:table-column-properties style:column-width="1.3389in" style:rel-column-width="13109*"/>
    </style:style>
    <style:style style:name="Tabela1.E" style:family="table-column">
      <style:table-column-properties style:column-width="1.3389in" style:rel-column-width="13113*"/>
    </style:style>
    <style:style style:name="Tabe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fo:background-color="transparent" fo:keep-together="auto">
        <style:background-image/>
      </style:table-row-properties>
    </style:style>
    <style:style style:name="Tabela1.E5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paragraph-rsid="002a636d"/>
    </style:style>
    <style:style style:name="P14" style:family="paragraph" style:parent-style-name="Text_20_body">
      <style:text-properties officeooo:rsid="00123908" officeooo:paragraph-rsid="00123908"/>
    </style:style>
    <style:style style:name="P15" style:family="paragraph" style:parent-style-name="Text_20_body">
      <style:text-properties officeooo:rsid="00469557" officeooo:paragraph-rsid="00543249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b1" officeooo:paragraph-rsid="0034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b596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1">
      <style:text-properties officeooo:rsid="00111039" officeooo:paragraph-rsid="00111039"/>
    </style:style>
    <style:style style:name="P46" style:family="paragraph" style:parent-style-name="Standard" style:list-style-name="L1">
      <style:text-properties officeooo:rsid="00167a61" officeooo:paragraph-rsid="00167a61"/>
    </style:style>
    <style:style style:name="P47" style:family="paragraph" style:parent-style-name="Heading_20_1">
      <style:text-properties officeooo:rsid="0014f54d" officeooo:paragraph-rsid="0014f54d"/>
    </style:style>
    <style:style style:name="P48" style:family="paragraph" style:parent-style-name="Heading_20_1">
      <style:paragraph-properties fo:break-before="page"/>
      <style:text-properties officeooo:rsid="00111039" officeooo:paragraph-rsid="00111039"/>
    </style:style>
    <style:style style:name="P49" style:family="paragraph" style:parent-style-name="Heading_20_1">
      <style:paragraph-properties fo:break-before="page"/>
      <style:text-properties officeooo:rsid="00123908" officeooo:paragraph-rsid="00123908"/>
    </style:style>
    <style:style style:name="P50" style:family="paragraph" style:parent-style-name="Heading_20_1">
      <style:paragraph-properties fo:break-before="page"/>
      <style:text-properties officeooo:rsid="001288b0" officeooo:paragraph-rsid="001288b0"/>
    </style:style>
    <style:style style:name="P51" style:family="paragraph" style:parent-style-name="Heading_20_1">
      <style:paragraph-properties fo:break-before="page"/>
      <style:text-properties officeooo:rsid="0013552a" officeooo:paragraph-rsid="0013552a"/>
    </style:style>
    <style:style style:name="P52" style:family="paragraph" style:parent-style-name="Heading_20_2">
      <style:text-properties officeooo:rsid="0011d860" officeooo:paragraph-rsid="0011d860"/>
    </style:style>
    <style:style style:name="P53" style:family="paragraph" style:parent-style-name="Heading_20_2">
      <style:text-properties officeooo:rsid="00123908" officeooo:paragraph-rsid="00123908"/>
    </style:style>
    <style:style style:name="P54" style:family="paragraph" style:parent-style-name="Heading_20_2">
      <style:text-properties officeooo:rsid="001288b0" officeooo:paragraph-rsid="001288b0"/>
    </style:style>
    <style:style style:name="P55" style:family="paragraph" style:parent-style-name="Heading_20_2">
      <style:text-properties officeooo:rsid="0013552a" officeooo:paragraph-rsid="0013552a"/>
    </style:style>
    <style:style style:name="P56" style:family="paragraph" style:parent-style-name="Heading_20_2">
      <style:text-properties officeooo:rsid="0012faf6" officeooo:paragraph-rsid="0013552a"/>
    </style:style>
    <style:style style:name="P57" style:family="paragraph" style:parent-style-name="Heading_20_2">
      <style:text-properties officeooo:rsid="0012faf6" officeooo:paragraph-rsid="0012faf6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30fb" officeooo:paragraph-rsid="0056f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 style:list-style-name="L2">
      <style:text-properties officeooo:paragraph-rsid="0011d860"/>
    </style:style>
    <style:style style:name="P61" style:family="paragraph" style:parent-style-name="Text_20_body" style:list-style-name="L3">
      <style:text-properties officeooo:paragraph-rsid="0011d860"/>
    </style:style>
    <style:style style:name="P62" style:family="paragraph" style:parent-style-name="Text_20_body" style:list-style-name="L4">
      <style:text-properties officeooo:rsid="001d6511" officeooo:paragraph-rsid="001d6511"/>
    </style:style>
    <style:style style:name="P63" style:family="paragraph" style:parent-style-name="Text_20_body" style:list-style-name="L4">
      <style:text-properties officeooo:rsid="002c7da6" officeooo:paragraph-rsid="002c7da6"/>
    </style:style>
    <style:style style:name="P64" style:family="paragraph" style:parent-style-name="Text_20_body" style:list-style-name="L4">
      <style:text-properties officeooo:rsid="0046f3a6" officeooo:paragraph-rsid="0046f3a6"/>
    </style:style>
    <style:style style:name="P65" style:family="paragraph" style:parent-style-name="Text_20_body" style:list-style-name="L5">
      <style:text-properties officeooo:paragraph-rsid="001288b0"/>
    </style:style>
    <style:style style:name="P66" style:family="paragraph" style:parent-style-name="Text_20_body" style:list-style-name="L6">
      <style:text-properties officeooo:rsid="0013552a" officeooo:paragraph-rsid="0013552a"/>
    </style:style>
    <style:style style:name="P67" style:family="paragraph" style:parent-style-name="Text_20_body" style:list-style-name="L7">
      <style:text-properties officeooo:rsid="0014f54d" officeooo:paragraph-rsid="0014f54d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23920"/>
    </style:style>
    <style:style style:name="T14" style:family="text">
      <style:text-properties officeooo:rsid="003556dc"/>
    </style:style>
    <style:style style:name="T15" style:family="text">
      <style:text-properties officeooo:rsid="003b3303"/>
    </style:style>
    <style:style style:name="T16" style:family="text">
      <style:text-properties officeooo:rsid="003b5d70"/>
    </style:style>
    <style:style style:name="T17" style:family="text">
      <style:text-properties officeooo:rsid="003ca7a5"/>
    </style:style>
    <style:style style:name="T18" style:family="text">
      <style:text-properties officeooo:rsid="003e1317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weight="normal" style:font-weight-asian="normal" style:font-weight-complex="normal" loext:padding="0in" loext:border="none"/>
    </style:style>
    <style:style style:name="T21" style:family="text">
      <style:text-properties fo:font-variant="normal" fo:text-transform="none" fo:letter-spacing="normal" officeooo:rsid="005a74bd"/>
    </style:style>
    <style:style style:name="T22" style:family="text">
      <style:text-properties officeooo:rsid="004a5176"/>
    </style:style>
    <style:style style:name="T23" style:family="text">
      <style:text-properties officeooo:rsid="004baabb"/>
    </style:style>
    <style:style style:name="T24" style:family="text">
      <style:text-properties officeooo:rsid="004d4ccb"/>
    </style:style>
    <style:style style:name="T25" style:family="text">
      <style:text-properties officeooo:rsid="004dc4c2"/>
    </style:style>
    <style:style style:name="T26" style:family="text">
      <style:text-properties officeooo:rsid="004f552e"/>
    </style:style>
    <style:style style:name="T27" style:family="text">
      <style:text-properties officeooo:rsid="004f5c9c"/>
    </style:style>
    <style:style style:name="T28" style:family="text">
      <style:text-properties officeooo:rsid="0050d26b"/>
    </style:style>
    <style:style style:name="T29" style:family="text">
      <style:text-properties officeooo:rsid="005230f1"/>
    </style:style>
    <style:style style:name="T30" style:family="text">
      <style:text-properties officeooo:rsid="00524810"/>
    </style:style>
    <style:style style:name="T31" style:family="text">
      <style:text-properties officeooo:rsid="0053b17a"/>
    </style:style>
    <style:style style:name="T32" style:family="text">
      <style:text-properties officeooo:rsid="005b97c0"/>
    </style:style>
    <style:style style:name="T33" style:family="text">
      <style:text-properties officeooo:rsid="005e81b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1in" fo:text-indent="-0.25in" fo:margin-left="0.66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1in" fo:text-indent="-0.25in" fo:margin-left="0.91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1in" fo:text-indent="-0.25in" fo:margin-left="1.16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1in" fo:text-indent="-0.25in" fo:margin-left="1.41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1in" fo:text-indent="-0.25in" fo:margin-left="1.66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1in" fo:text-indent="-0.25in" fo:margin-left="1.91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1in" fo:text-indent="-0.25in" fo:margin-left="2.16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1in" fo:text-indent="-0.25in" fo:margin-left="2.41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1in" fo:text-indent="-0.25in" fo:margin-left="2.66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1in" fo:text-indent="-0.25in" fo:margin-left="2.91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1in" fo:text-indent="-0.25in" fo:margin-left="0.66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1in" fo:text-indent="-0.25in" fo:margin-left="0.91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1in" fo:text-indent="-0.25in" fo:margin-left="1.16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1in" fo:text-indent="-0.25in" fo:margin-left="1.41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1in" fo:text-indent="-0.25in" fo:margin-left="1.66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1in" fo:text-indent="-0.25in" fo:margin-left="1.91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1in" fo:text-indent="-0.25in" fo:margin-left="2.16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1in" fo:text-indent="-0.25in" fo:margin-left="2.41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1in" fo:text-indent="-0.25in" fo:margin-left="2.66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1in" fo:text-indent="-0.25in" fo:margin-left="2.9161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2488519923" text:style-name="L1">
        <text:list-item>
          <text:p text:style-name="P45"><text:span text:style-name="T6">Szymon</text:span>, <text:span text:style-name="T6">Szymajda</text:span>, <text:span text:style-name="T6">210339</text:span></text:p>
        </text:list-item>
        <text:list-item>
          <text:p text:style-name="P46">Zbigniew, Nowacki, 210284</text:p>
        </text:list-item>
        <text:list-item>
          <text:p text:style-name="P46">Oleksandr, Dubenko, 211651</text:p>
        </text:list-item>
        <text:list-item>
          <text:p text:style-name="P46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48" text:outline-level="1"><text:bookmark-start text:name="__RefHeading___Toc108_3699051073"/>Analiza problemu<text:bookmark-end text:name="__RefHeading___Toc108_3699051073"/></text:h>
      <text:h text:style-name="P52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2904579869" text:style-name="L2">
        <text:list-item>
          <text:p text:style-name="P60">firma nie posiada swojej infrastruktury i zamierza korzystać z rozwiązań chmurowych</text:p>
        </text:list-item>
        <text:list-item>
          <text:p text:style-name="P60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60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60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60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352262046" text:style-name="L3">
        <text:list-item>
          <text:p text:style-name="P61">system sprzedażowy i chce zapisywać wszystkie operacje wykonywane na towar<text:span text:style-name="T7">a</text:span>ch ze wszystkich swoich oddziałów na świecie</text:p>
        </text:list-item>
        <text:list-item>
          <text:p text:style-name="P61">system zakładów bookmacherskich, gdzie konieczne jest zbieranie i analiza danych/statystyk meczów z całego świata</text:p>
        </text:list-item>
        <text:list-item>
          <text:p text:style-name="P61">system zbierający i analizujący dane z urządzeń typu IoT, np. czujników monitorujących stan montowanych w pojazdach ciężarowych, osobowych, maszynach przemysłowych itd.</text:p>
        </text:list-item>
        <text:list-item>
          <text:p text:style-name="P61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52" text:outline-level="2"><text:bookmark-start text:name="__RefHeading___Toc112_3699051073"/>Opis dużego zbioru danych testowych<text:bookmark-end text:name="__RefHeading___Toc112_3699051073"/></text:h>
      <text:p text:style-name="P14">Źródło danych, opis struktur danych.</text:p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3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52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3585004780" text:style-name="L4">
        <text:list-item>
          <text:p text:style-name="P62">MongoDB</text:p>
        </text:list-item>
        <text:list-item>
          <text:p text:style-name="P62">Cassandra</text:p>
        </text:list-item>
        <text:list-item>
          <text:p text:style-name="P63">HBase</text:p>
        </text:list-item>
        <text:list-item>
          <text:p text:style-name="P64">Redis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8">MongoDB</text:p>
          </table:table-cell>
          <table:table-cell table:style-name="Tabela1.A1" office:value-type="string">
            <text:p text:style-name="P18">Cassandra</text:p>
          </table:table-cell>
          <table:table-cell table:style-name="Tabela1.A1" office:value-type="string">
            <text:p text:style-name="P27">HBase</text:p>
          </table:table-cell>
          <table:table-cell table:style-name="Tabela1.E1" office:value-type="string">
            <text:p text:style-name="P34">Redis</text:p>
          </table:table-cell>
        </table:table-row>
        <table:table-row>
          <table:table-cell table:style-name="Tabela1.A2" office:value-type="string">
            <text:p text:style-name="P29">Model</text:p>
          </table:table-cell>
          <table:table-cell table:style-name="Tabela1.A2" office:value-type="string">
            <text:p text:style-name="P37">Zorientowany <text:span text:style-name="T15">na przechowywanie dokumentów</text:span></text:p>
          </table:table-cell>
          <table:table-cell table:style-name="Tabela1.A2" office:value-type="string">
            <text:p text:style-name="P37">Zorientowany kolumnowo</text:p>
          </table:table-cell>
          <table:table-cell table:style-name="Tabela1.A2" office:value-type="string">
            <text:p text:style-name="P37">Zorientowany kolumnowo</text:p>
          </table:table-cell>
          <table:table-cell table:style-name="Tabela1.E2" office:value-type="string">
            <text:p text:style-name="P38">Klucz-wartość</text:p>
          </table:table-cell>
        </table:table-row>
        <table:table-row>
          <table:table-cell table:style-name="Tabela1.A2" office:value-type="string">
            <text:p text:style-name="P29">API</text:p>
          </table:table-cell>
          <table:table-cell table:style-name="Tabela1.A2" office:value-type="string">
            <text:p text:style-name="P35">Zapytania <text:span text:style-name="T14">przy pomocy JSON</text:span></text:p>
          </table:table-cell>
          <table:table-cell table:style-name="Tabela1.A2" office:value-type="string">
            <text:p text:style-name="P30">J<text:span text:style-name="T13">a</text:span>va API, <text:span text:style-name="T16">Cassandra Query Lanugage</text:span></text:p>
          </table:table-cell>
          <table:table-cell table:style-name="Tabela1.A2" office:value-type="string">
            <text:p text:style-name="P30">Java API, RESTful HTTP API</text:p>
          </table:table-cell>
          <table:table-cell table:style-name="Tabela1.E2" office:value-type="string">
            <text:p text:style-name="P16">RESP - REdis Serialization Protocol </text:p>
          </table:table-cell>
        </table:table-row>
        <table:table-row>
          <table:table-cell table:style-name="Tabela1.A2" office:value-type="string">
            <text:p text:style-name="P19">Dostępność w razie awarii</text:p>
          </table:table-cell>
          <table:table-cell table:style-name="Tabela1.A2" office:value-type="string">
            <text:p text:style-name="P23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4">Model „multiple master” zapewnia odporność na awarię pojedynczych węzłów</text:p>
          </table:table-cell>
          <table:table-cell table:style-name="Tabela1.A2" office:value-type="string">
            <text:p text:style-name="P40">Architektura single master uniemożliwia zapis do bazy w przypadku awarii mastera.</text:p>
          </table:table-cell>
          <table:table-cell table:style-name="Tabela1.E2" office:value-type="string">
            <text:p text:style-name="P39">W przypadku awarii mastera wymagane jest ręczne wybranie nowej <text:span text:style-name="T18">instancji</text:span> <text:span text:style-name="T17">Awaria mastera uniemożliwia zapis do bazy</text:span></text:p>
          </table:table-cell>
        </table:table-row>
        <table:table-row table:style-name="Tabela1.5">
          <table:table-cell table:style-name="Tabela1.A2" office:value-type="string">
            <text:p text:style-name="P20">Przystosowanie do dużej ilości zapisów</text:p>
          </table:table-cell>
          <table:table-cell table:style-name="Tabela1.A2" office:value-type="string">
            <text:p text:style-name="P25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5">Zapisy może przyjmować którykolwiek z serwerów, a im jest ich więcej tym więcej zapisów może obsłużyć</text:p>
          </table:table-cell>
          <table:table-cell table:style-name="Tabela1.A2" office:value-type="string">
            <text:p text:style-name="P28">Podobnie jak Cassandra, ale tutaj log i cache nie są zapisywane jednocześnie, co czyni zapis <text:span text:style-name="T11">wolniejszym.</text:span></text:p>
          </table:table-cell>
          <table:table-cell table:style-name="Tabela1.E5" office:value-type="string">
            <text:p text:style-name="P16"><text:span text:style-name="T19">Eliminując potrzebę dostępu do dysków, magazyny danych takie jak Redis pozwalają uniknąć opóźnień w wyszukiwaniu zawartości. Wszystkie dane zostają bowiem zapisywane w pamięci, a nie w przeciwieństwie do standardowych baz danych, na dysku. Redis </text:span><text:soft-page-break/><text:span text:style-name="T19">zapewnia </text:span><text:span text:style-name="Strong_20_Emphasis"><text:span text:style-name="T20">czas odpowiedzi liczony w mikrosekundach </text:span></text:span><text:span text:style-name="T19">i umożliwia nawet do </text:span><text:span text:style-name="Strong_20_Emphasis"><text:span text:style-name="T20">kilku milionów żądań na sekundę</text:span></text:span><text:span text:style-name="T19">.</text:span> </text:p>
          </table:table-cell>
        </table:table-row>
        <table:table-row>
          <table:table-cell table:style-name="Tabela1.A2" office:value-type="string">
            <text:p text:style-name="P22">Skalowalność <text:span text:style-name="T12">dostępności</text:span></text:p>
          </table:table-cell>
          <table:table-cell table:style-name="Tabela1.A2" office:value-type="string">
            <text:p text:style-name="P33"><text:span text:style-name="T19">MongoDB skalowanie odbywa się w sposób poziomy. </text:span><text:span text:style-name="T21">Zwiększanie możliwości obliczeniowych systemu odbywa się poprzez dodanie nowego urządzenia do klastra</text:span></text:p>
          </table:table-cell>
          <table:table-cell table:style-name="Tabela1.A2" office:value-type="string">
            <text:p text:style-name="P32">Dostawienie serwera pozwala na lepszą dostępność do bazy</text:p>
          </table:table-cell>
          <table:table-cell table:style-name="Tabela1.A2" office:value-type="string">
            <text:p text:style-name="P44">Jest cieńka i zbudowan<text:span text:style-name="T33">a</text:span> na małe tabeli. Trudne do skalowania.</text:p>
          </table:table-cell>
          <table:table-cell table:style-name="Tabela1.E2" office:value-type="string">
            <text:p text:style-name="P17">Wysoka wydajność i skalowalność</text:p>
          </table:table-cell>
        </table:table-row>
        <table:table-row>
          <table:table-cell table:style-name="Tabela1.A2" office:value-type="string">
            <text:p text:style-name="P30">Spójność</text:p>
          </table:table-cell>
          <table:table-cell table:style-name="Tabela1.A2" office:value-type="string">
            <text:p text:style-name="P41">Domyślnie ciągła, w przypadku <text:s/>umożliwienia <text:s/>odczytu ze slave’ów ewentualna</text:p>
          </table:table-cell>
          <table:table-cell table:style-name="Tabela1.A2" office:value-type="string">
            <text:p text:style-name="P42">Ewentualna</text:p>
          </table:table-cell>
          <table:table-cell table:style-name="Tabela1.A2" office:value-type="string">
            <text:p text:style-name="P31">Ciągła</text:p>
          </table:table-cell>
          <table:table-cell table:style-name="Tabela1.E2" office:value-type="string">
            <text:p text:style-name="P43">Ciągła</text:p>
          </table:table-cell>
        </table:table-row>
        <table:table-row>
          <table:table-cell table:style-name="Tabela1.A2" office:value-type="string">
            <text:p text:style-name="P32">Twierdzenie CAP (Consistency, Availability, Partition Tolerance)</text:p>
          </table:table-cell>
          <table:table-cell table:style-name="Tabela1.A2" office:value-type="string">
            <text:p text:style-name="P32">CP</text:p>
          </table:table-cell>
          <table:table-cell table:style-name="Tabela1.A2" office:value-type="string">
            <text:p text:style-name="P32">AP</text:p>
          </table:table-cell>
          <table:table-cell table:style-name="Tabela1.A2" office:value-type="string">
            <text:p text:style-name="P32">CP</text:p>
          </table:table-cell>
          <table:table-cell table:style-name="Tabela1.E2" office:value-type="string">
            <text:p text:style-name="P36">CP</text:p>
          </table:table-cell>
        </table:table-row>
      </table:table>
      <text:p text:style-name="P6"/>
      <text:p text:style-name="P6">Uzasadnienie wyboru systemu baz danych</text:p>
      <text:p text:style-name="P15">Po analizie wybranych cech systemów baz danych <text:span text:style-name="T23">zdecydowaliśmy się na bazę danych</text:span> Cassandr<text:span text:style-name="T23">a</text:span>. Dla <text:span text:style-name="T24">rozważanego problemu</text:span> <text:span text:style-name="T22">najlepszym modelem jest model zorientowany kolumnowo, co eliminuje </text:span>MongoDB. Redis nie jest dobrym wyborem po<text:span text:style-name="T24">nieważ</text:span> przechowuje dane w pamięci. <text:span text:style-name="T24">P</text:span>rzechow<text:span text:style-name="T28">yw</text:span>anie w pamięci <text:span text:style-name="T24">umożliwia</text:span> bardzo szybkie odczytywanie i zapisywanie danych, <text:span text:style-name="T24">lecz </text:span>szybkość odczytu nie jest aż tak <text:span text:style-name="T28">istotna</text:span> dla naszego przypadku. <text:span text:style-name="T25">Wymogiem </text:span>jest przechowywanie dużej ilości danych, <text:span text:style-name="T25">do czego teoretycznie można zastosować pamięć RAM, </text:span><text:s/><text:span text:style-name="T25">lecz spowodowałoby to </text:span>bardzo wysoki koszt takiego systemu. <text:span text:style-name="T25">Z</text:span> popularnych <text:span text:style-name="T25">systemów korzystających z modeli opartych o kolumny </text:span>wybraliśmy HBase i Cassandr<text:span text:style-name="T29">a</text:span>. <text:span text:style-name="T26">O</text:span>ba rozwiązan<text:span text:style-name="T25">ia</text:span> są szeroko stosowane i <text:span text:style-name="T31">dostępnych jest wiele różnych materiałów opisujących ich stosowanie</text:span>. </text:p>
      <text:p text:style-name="P15"><text:span text:style-name="T30">Ostatecznie</text:span> <text:span text:style-name="T27">zdecydowaliśmy się na wybór</text:span> Cassand<text:span text:style-name="T27">ry. Głównymi powodami tego wyboru były</text:span> łatwiejsza konfiguracja i lepsza dokumentacja. Konfiguracja Hbase, <text:span text:style-name="T27">będącego</text:span> system<text:span text:style-name="T27">em</text:span> typu master-slave, za pomocą ZooKeeper'a jest bardziej złożona i może spowodować więcej problemów w przyszłości.</text:p>
      <text:h text:style-name="P49" text:outline-level="1"><text:bookmark-start text:name="__RefHeading___Toc116_3699051073"/>Prototyp<text:bookmark-end text:name="__RefHeading___Toc116_3699051073"/></text:h>
      <text:h text:style-name="P53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105244216" text:style-name="L5">
        <text:list-item>
          <text:p text:style-name="P65">Dokładny opis metod RESTful API wymaganych do działania systemu </text:p>
        </text:list-item>
        <text:list-item>
          <text:p text:style-name="P65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54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54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50" text:outline-level="1"><text:bookmark-start text:name="__RefHeading___Toc124_3699051073"/>Skalowanie rozwiązania<text:bookmark-end text:name="__RefHeading___Toc124_3699051073"/></text:h>
      <text:h text:style-name="P54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55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6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57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51" text:outline-level="1"><text:bookmark-start text:name="__RefHeading___Toc134_3699051073"/>Rozproszenie geograficzne<text:bookmark-end text:name="__RefHeading___Toc134_3699051073"/></text:h>
      <text:h text:style-name="P55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55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989816727" text:style-name="L6">
        <text:list-item>
          <text:p text:style-name="P66">klaster bazodanowy był rozdystrybuowany na dwa centra danych</text:p>
        </text:list-item>
        <text:list-item>
          <text:p text:style-name="P66">centra danych zapewniały spójność i zgodność danych</text:p>
        </text:list-item>
        <text:list-item>
          <text:p text:style-name="P66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55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51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47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47" text:outline-level="1"><text:bookmark-start text:name="__RefHeading___Toc146_3699051073"/>Uwagi<text:bookmark-end text:name="__RefHeading___Toc146_3699051073"/></text:h>
      <text:list xml:id="list3857218525" text:style-name="L7">
        <text:list-item>
          <text:p text:style-name="P67">Pod rysunkami i listingami w sprawozdaniu umieść numerowane podpisy</text:p>
        </text:list-item>
        <text:list-item>
          <text:p text:style-name="P67">W treści pracy stosuj dodawanie referencji do numerowanych elementów, nie pisz poniżej/powyżej, w kolejnym rozdziale itd.</text:p>
        </text:list-item>
        <text:list-item>
          <text:p text:style-name="P67">W treści pracy umieść referencje do literatury z której korzystasz np. przy analizie systemów baz danych</text:p>
        </text:list-item>
        <text:list-item>
          <text:p text:style-name="P67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8T22:06:28.592000000</dc:date>
    <meta:editing-duration>PT4H4M23S</meta:editing-duration>
    <meta:editing-cycles>70</meta:editing-cycles>
    <meta:generator>LibreOffice/6.2.1.2$Windows_x86 LibreOffice_project/7bcb35dc3024a62dea0caee87020152d1ee96e71</meta:generator>
    <meta:document-statistic meta:table-count="1" meta:image-count="0" meta:object-count="0" meta:page-count="9" meta:paragraph-count="152" meta:word-count="1552" meta:character-count="11077" meta:non-whitespace-character-count="9713"/>
  </office:meta>
</office:document-meta>
</file>